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083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5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ccccc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Default"/>
        <table:table-row table:style-name="ro1">
          <table:table-cell/>
        </table:table-row>
      </table:table>
      <table:table table:name="power" table:style-name="ta1">
        <table:table-column table:style-name="co1" table:default-cell-style-name="Default"/>
        <table:table-row table:style-name="ro1">
          <table:table-cell/>
        </table:table-row>
      </table:table>
      <table:table table:name="bom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Purchase Link</text:p>
          </table:table-cell>
          <table:table-cell/>
        </table:table-row>
        <table:table-row table:style-name="ro2">
          <table:table-cell office:value-type="string" calcext:value-type="string">
            <text:p>Raspberry Pi Zero W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s://www.amazon.com/Raspberry-Pi-Zero-Wireless-model/dp/B06XFZC3BX/ref=sr_1_3?dchild=1&amp;keywords=rasberry+pi+zero+w&amp;qid=1615356884&amp;sr=8-3" xlink:type="simple">https://www.amazon.com/Raspberry-Pi-Zero-Wireless-model/dp/B06XFZC3BX/ref=sr_1_3?dchild=1&amp;keywords=rasberry+pi+zero+w&amp;qid=1615356884&amp;sr=8-3</text:a></text:p>
          </table:table-cell>
          <table:table-cell table:style-name="ce2"/>
        </table:table-row>
        <table:table-row table:style-name="ro2">
          <table:table-cell office:value-type="string" calcext:value-type="string">
            <text:p>Seeeduino Xiao</text:p>
          </table:table-cell>
          <table:table-cell table:number-columns-repeated="3"/>
          <table:table-cell office:value-type="string" calcext:value-type="string">
            <text:p><text:a xlink:href="https://www.amazon.com/gp/product/B08745JBRP/ref=ppx_yo_dt_b_asin_title_o00_s02?ie=UTF8&amp;psc=1" xlink:type="simple">https://www.amazon.com/gp/product/B08745JBRP/ref=ppx_yo_dt_b_asin_title_o00_s02?ie=UTF8&amp;psc=1</text:a></text:p>
          </table:table-cell>
          <table:table-cell/>
        </table:table-row>
        <table:table-row table:style-name="ro1">
          <table:table-cell office:value-type="string" calcext:value-type="string">
            <text:p>HiLetgo MPU9250/6500</text:p>
          </table:table-cell>
          <table:table-cell office:value-type="string" calcext:value-type="string">
            <text:p>MPU-9250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8.99" calcext:value-type="currency">
            <text:p>$8.99</text:p>
          </table:table-cell>
          <table:table-cell office:value-type="string" calcext:value-type="string">
            <text:p><text:a xlink:href="https://www.amazon.com/gp/product/B01I1J0Z7Y/ref=ppx_yo_dt_b_asin_title_o00_s01?ie=UTF8&amp;psc=1" xlink:type="simple">https://www.amazon.com/gp/product/B01I1J0Z7Y/ref=ppx_yo_dt_b_asin_title_o00_s01?ie=UTF8&amp;psc=1</text:a></text:p>
          </table:table-cell>
          <table:table-cell/>
        </table:table-row>
        <table:table-row table:style-name="ro2">
          <table:table-cell office:value-type="string" calcext:value-type="string">
            <text:p>GPS NEO-6M</text:p>
          </table:table-cell>
          <table:table-cell office:value-type="string" calcext:value-type="string">
            <text:p>NEO-6M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10.99" calcext:value-type="currency">
            <text:p>$10.99</text:p>
          </table:table-cell>
          <table:table-cell office:value-type="string" calcext:value-type="string">
            <text:p><text:a xlink:href="https://www.amazon.com/gp/product/B07P8YMVNT/ref=ppx_yo_dt_b_asin_title_o00_s02?ie=UTF8&amp;psc=1" xlink:type="simple">https://www.amazon.com/gp/product/B07P8YMVNT/ref=ppx_yo_dt_b_asin_title_o00_s02?ie=UTF8&amp;psc=1</text:a></text:p>
          </table:table-cell>
          <table:table-cell/>
        </table:table-row>
        <table:table-row table:style-name="ro1">
          <table:table-cell office:value-type="string" calcext:value-type="string">
            <text:p>BME280</text:p>
          </table:table-cell>
          <table:table-cell office:value-type="string" calcext:value-type="string">
            <text:p>GY-BME280-5V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13.99" calcext:value-type="currency">
            <text:p>$13.99</text:p>
          </table:table-cell>
          <table:table-cell office:value-type="string" calcext:value-type="string">
            <text:p><text:a xlink:href="https://www.amazon.com/gp/product/B0118XCKTG/ref=ppx_yo_dt_b_asin_title_o00_s02?ie=UTF8&amp;psc=1" xlink:type="simple">https://www.amazon.com/gp/product/B0118XCKTG/ref=ppx_yo_dt_b_asin_title_o00_s02?ie=UTF8&amp;psc=1</text:a></text:p>
          </table:table-cell>
          <table:table-cell/>
        </table:table-row>
      </table:table>
      <table:table table:name="links" table:style-name="ta1">
        <table:table-column table:style-name="co4" table:default-cell-style-name="ce4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3" office:value-type="string" calcext:value-type="string">
            <text:p>Component</text:p>
          </table:table-cell>
          <table:table-cell table:style-name="ce5" office:value-type="string" calcext:value-type="string">
            <text:p>Topic</text:p>
          </table:table-cell>
          <table:table-cell table:style-name="ce5" office:value-type="string" calcext:value-type="string">
            <text:p>Link</text:p>
          </table:table-cell>
          <table:table-cell table:style-name="ce6" table:number-columns-repeated="1021"/>
        </table:table-row>
        <table:table-row table:style-name="ro2">
          <table:table-cell office:value-type="string" calcext:value-type="string">
            <text:p>Raspberry Pi Zero W</text:p>
          </table:table-cell>
          <table:table-cell office:value-type="string" calcext:value-type="string">
            <text:p>Wikipedia, spec table</text:p>
          </table:table-cell>
          <table:table-cell office:value-type="string" calcext:value-type="string">
            <text:p><text:a xlink:href="https://en.wikipedia.org/wiki/Raspberry_Pi" xlink:type="simple">https://en.wikipedia.org/wiki/Raspberry_Pi</text:a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wer consumption</text:p>
          </table:table-cell>
          <table:table-cell office:value-type="string" calcext:value-type="string">
            <text:p><text:a xlink:href="https://www.raspberrypi.org/documentation/faqs/#pi-power" xlink:type="simple">https://www.raspberrypi.org/documentation/faqs/#pi-powe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eeduino Xiao</text:p>
          </table:table-cell>
          <table:table-cell office:value-type="string" calcext:value-type="string">
            <text:p>Manufacturer’s website</text:p>
          </table:table-cell>
          <table:table-cell office:value-type="string" calcext:value-type="string">
            <text:p><text:a xlink:href="https://www.seeedstudio.com/Seeeduino-XIAO-Arduino-Microcontroller-SAMD21-Cortex-M0+-p-4426.html" xlink:type="simple">https://www.seeedstudio.com/Seeeduino-XIAO-Arduino-Microcontroller-SAMD21-Cortex-M0+-p-4426.html</text:a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wer consumption</text:p>
          </table:table-cell>
          <table:table-cell office:value-type="string" calcext:value-type="string">
            <text:p><text:a xlink:href="https://web-engineering.info/node/82" xlink:type="simple">https://web-engineering.info/node/82</text:a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fficial EDA libs</text:p>
          </table:table-cell>
          <table:table-cell office:value-type="string" calcext:value-type="string">
            <text:p><text:a xlink:href="https://wiki.seeedstudio.com/Seeeduino-XIAO/" xlink:type="simple">https://wiki.seeedstudio.com/Seeeduino-XIAO/</text:a>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42:57.596320338</meta:creation-date>
    <dc:date>2021-03-09T23:26:57.099837711</dc:date>
    <meta:editing-duration>PT3M19S</meta:editing-duration>
    <meta:editing-cycles>1</meta:editing-cycles>
    <meta:document-statistic meta:table-count="4" meta:cell-count="40" meta:object-count="0"/>
    <meta:generator>LibreOffice/6.4.6.2$Linux_X86_64 LibreOffice_project/40$Build-2</meta:generator>
  </office:meta>
</office:document-meta>
</file>